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e6f" officeooo:paragraph-rsid="000a2e6f"/>
    </style:style>
    <style:style style:name="P2" style:family="paragraph" style:parent-style-name="Standard">
      <style:paragraph-properties fo:text-align="justify" style:justify-single-word="false"/>
      <style:text-properties officeooo:rsid="000a2e6f" officeooo:paragraph-rsid="000a2e6f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a2e6f" officeooo:paragraph-rsid="000a2e6f" style:font-size-asian="26pt" style:font-size-complex="26pt"/>
    </style:style>
    <style:style style:name="P4" style:family="paragraph" style:parent-style-name="Standard">
      <style:paragraph-properties fo:text-align="justify" style:justify-single-word="false"/>
      <style:text-properties officeooo:paragraph-rsid="000a2e6f"/>
    </style:style>
    <style:style style:name="P5" style:family="paragraph" style:parent-style-name="Standard">
      <style:paragraph-properties fo:text-align="justify" style:justify-single-word="false"/>
      <style:text-properties officeooo:paragraph-rsid="003ac4f5"/>
    </style:style>
    <style:style style:name="P6" style:family="paragraph" style:parent-style-name="Standard">
      <style:paragraph-properties fo:text-align="justify" style:justify-single-word="false"/>
      <style:text-properties officeooo:rsid="003657b9" officeooo:paragraph-rsid="003657b9"/>
    </style:style>
    <style:style style:name="P7" style:family="paragraph" style:parent-style-name="Standard">
      <style:paragraph-properties fo:text-align="justify" style:justify-single-word="false"/>
      <style:text-properties officeooo:rsid="003ac4f5" officeooo:paragraph-rsid="003ac4f5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7c202" officeooo:paragraph-rsid="000a2e6f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35c2c0" officeooo:paragraph-rsid="0035c2c0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3657b9" officeooo:paragraph-rsid="003657b9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3ac4f5" officeooo:paragraph-rsid="003ac4f5"/>
    </style:style>
    <style:style style:name="T1" style:family="text">
      <style:text-properties officeooo:rsid="000a2e6f"/>
    </style:style>
    <style:style style:name="T2" style:family="text">
      <style:text-properties officeooo:rsid="000ba04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a042" style:font-weight-asian="bold" style:font-weight-complex="bold"/>
    </style:style>
    <style:style style:name="T5" style:family="text">
      <style:text-properties fo:font-weight="bold" officeooo:rsid="0027c202" style:font-weight-asian="bold" style:font-weight-complex="bold"/>
    </style:style>
    <style:style style:name="T6" style:family="text">
      <style:text-properties fo:font-weight="bold" officeooo:rsid="0044450f" style:font-weight-asian="bold" style:font-weight-complex="bold"/>
    </style:style>
    <style:style style:name="T7" style:family="text">
      <style:text-properties fo:font-weight="bold" officeooo:rsid="004f2dc9" style:font-weight-asian="bold" style:font-weight-complex="bold"/>
    </style:style>
    <style:style style:name="T8" style:family="text">
      <style:text-properties fo:font-weight="bold" officeooo:rsid="003ac4f5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ba042" style:font-style-asian="italic" style:font-style-complex="italic"/>
    </style:style>
    <style:style style:name="T11" style:family="text">
      <style:text-properties officeooo:rsid="0027c202"/>
    </style:style>
    <style:style style:name="T12" style:family="text">
      <style:text-properties officeooo:rsid="003657b9"/>
    </style:style>
    <style:style style:name="T13" style:family="text">
      <style:text-properties officeooo:rsid="003ac4f5"/>
    </style:style>
    <style:style style:name="T14" style:family="text">
      <style:text-properties officeooo:rsid="003ebfc0"/>
    </style:style>
    <style:style style:name="T15" style:family="text">
      <style:text-properties officeooo:rsid="004008e7"/>
    </style:style>
    <style:style style:name="T16" style:family="text">
      <style:text-properties officeooo:rsid="0044450f"/>
    </style:style>
    <style:style style:name="T17" style:family="text">
      <style:text-properties officeooo:rsid="004a638c"/>
    </style:style>
    <style:style style:name="T18" style:family="text">
      <style:text-properties officeooo:rsid="005d7bf6"/>
    </style:style>
    <style:style style:name="T19" style:family="text">
      <style:text-properties officeooo:rsid="006751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s de Software – 03/08/2022</text:p>
      <text:p text:style-name="P1"/>
      <text:p text:style-name="P2"/>
      <text:p text:style-name="P2">- Sugestão de livro: <text:a xlink:type="simple" xlink:href="https://engsoftmoderna.info/" text:style-name="Internet_20_link" text:visited-style-name="Visited_20_Internet_20_Link">https://engsoftmoderna.info/</text:a></text:p>
      <text:p text:style-name="P2"/>
      <text:p text:style-name="P2">- <text:span text:style-name="T4">Requisito:</text:span><text:span text:style-name="T2"> o que um sistema deve fazer sob que restrições.</text:span></text:p>
      <text:p text:style-name="P2"/>
      <text:p text:style-name="P4"><text:span text:style-name="T1">- </text:span><text:span text:style-name="T2">O ‘</text:span><text:span text:style-name="T10">o que</text:span><text:span text:style-name="T2">’ de um requisito é representado através de um requisito funcional, já o ‘</text:span><text:span text:style-name="T10">como</text:span><text:span text:style-name="T2">’ será representado através do requisito não funcional.</text:span></text:p>
      <text:p text:style-name="P4"/>
      <text:p text:style-name="P4">- <text:span text:style-name="T5">Elicitação de Requisitos:</text:span><text:span text:style-name="T11"> Descobrir/entender os principais requisitos do sistema que se pretende contruir.</text:span></text:p>
      <text:p text:style-name="P4"/>
      <text:p text:style-name="P4">- <text:span text:style-name="T11">Modelos de Elicitação de requisitos:</text:span></text:p>
      <text:list xml:id="list3460291094" text:style-name="L1">
        <text:list-item>
          <text:p text:style-name="P8">Histórias de Usuário</text:p>
        </text:list-item>
        <text:list-item>
          <text:p text:style-name="P8">Casos de Uso</text:p>
        </text:list-item>
        <text:list-item>
          <text:p text:style-name="P8">Produto mínimo viável (MVP)</text:p>
        </text:list-item>
        <text:list-item>
          <text:p text:style-name="P9">Teste A/B</text:p>
        </text:list-item>
      </text:list>
      <text:p text:style-name="P4"/>
      <text:p text:style-name="P4">- <text:span text:style-name="T12">As histórias de usuário são escritas pelo PO, responsável por entender do projeto do cliente e repassar as necessidades para a equipe de desenvolvimento.</text:span></text:p>
      <text:p text:style-name="P4"/>
      <text:p text:style-name="P4">- <text:span text:style-name="T12">Formato de escrita de uma história de usuário:</text:span></text:p>
      <text:list xml:id="list3932595200" text:style-name="L2">
        <text:list-item>
          <text:p text:style-name="P10">Como um <text:span text:style-name="T9">[certo tipo de usuário]</text:span> eu gostaria de <text:span text:style-name="T9">[realizar algo com o sistema]</text:span>.</text:p>
        </text:list-item>
      </text:list>
      <text:p text:style-name="P6"/>
      <text:p text:style-name="P6">- <text:span text:style-name="T13">Uma boa história de usuário deve seguir os conceitos </text:span><text:span text:style-name="T8">INVEST</text:span><text:span text:style-name="T13">:</text:span></text:p>
      <text:list xml:id="list4266033437" text:style-name="L3">
        <text:list-item>
          <text:p text:style-name="P11"><text:span text:style-name="T3">I</text:span>ndependentes</text:p>
        </text:list-item>
        <text:list-item>
          <text:p text:style-name="P11">Abertas para <text:span text:style-name="T3">N</text:span>egociação</text:p>
        </text:list-item>
        <text:list-item>
          <text:p text:style-name="P11">Agregar <text:span text:style-name="T7">V</text:span>alor</text:p>
        </text:list-item>
        <text:list-item>
          <text:p text:style-name="P11"><text:span text:style-name="T3">E</text:span>stimáveis</text:p>
        </text:list-item>
        <text:list-item>
          <text:p text:style-name="P11"><text:span text:style-name="T3">S</text:span>ucintas</text:p>
        </text:list-item>
        <text:list-item>
          <text:p text:style-name="P11"><text:span text:style-name="T3">T</text:span>estáveis</text:p>
        </text:list-item>
      </text:list>
      <text:p text:style-name="P7"/>
      <text:p text:style-name="P7">- <text:span text:style-name="T14">Requisitos não funcionais são elicitados durante a definição dos critérios de </text:span><text:span text:style-name="T15">aceitação</text:span><text:span text:style-name="T14"> de uma histŕoia de usuário, </text:span><text:span text:style-name="T15">ou seja, a validação dos requisitos não funcionais são validados quando os critérios de aceitação de uma história de usuário é devidamente aceita nos critérios de aceitação</text:span><text:span text:style-name="T14">.</text:span></text:p>
      <text:p text:style-name="P7"/>
      <text:p text:style-name="P7">- <text:span text:style-name="T6">Caso de Uso:</text:span><text:span text:style-name="T16"> documento mais de detalhado das especificações de um requisito, </text:span><text:span text:style-name="T17">o que demonstra um autor realizando uma atividade em um sistema</text:span><text:span text:style-name="T16">.</text:span></text:p>
      <text:p text:style-name="P7"/>
      <text:p text:style-name="P5"><text:span text:style-name="T13">- </text:span><text:span text:style-name="T18">Um caso de uso define todos os atores que interagem no sistema, diferentemente da história de usuário que só especifica o ator como sendo o apenas o usuário </text:span><text:span text:style-name="T19">principal (cliente)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0:52:30.292424140</meta:creation-date>
    <dc:date>2022-08-03T12:08:07.941633699</dc:date>
    <meta:editing-duration>PT49M20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55" meta:character-count="1541" meta:non-whitespace-character-count="1319"/>
  </office:meta>
</office:document-meta>
</file>